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paragraph-rsid="001258cf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258cf" officeooo:paragraph-rsid="001258cf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58cf" officeooo:paragraph-rsid="0015da4c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da4c" officeooo:paragraph-rsid="0015da4c" style:font-weight-asian="normal" style:font-weight-complex="normal"/>
    </style:style>
    <style:style style:name="T1" style:family="text">
      <style:text-properties officeooo:rsid="001258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fo:background-color="#ffff66" loext:char-shading-value="0" style:font-weight-asian="bold" style:font-weight-complex="bold"/>
    </style:style>
    <style:style style:name="T5" style:family="text">
      <style:text-properties fo:background-color="#ffff66" loext:char-shading-value="0"/>
    </style:style>
    <style:style style:name="T6" style:family="text">
      <style:text-properties officeooo:rsid="0015da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 </text:p>
      <text:p text:style-name="P1">-</text:p>
      <text:p text:style-name="P1">Titanic Data A<text:span text:style-name="T1">nalysis</text:span></text:p>
      <text:p text:style-name="P3"/>
      <text:p text:style-name="P3">1.In this problem statement we will find the average fare of each class.</text:p>
      <text:p text:style-name="P3"/>
      <text:p text:style-name="P4">T = load '/user/hdusr/project1/titanic/' using PigStorage(',') as (passengerid:int,survived:chararray,Pclass:int,Name:chararray,Sex:chararray,Age:int,Sibsp:int,Parch:int,Ticket:chararray,Fare:float,Cabin:chararray,Embarked:Chararray);</text:p>
      <text:p text:style-name="P4"></text:p>
      <text:p text:style-name="P4">cl = group T by Pclass;</text:p>
      <text:p text:style-name="P4"></text:p>
      <text:p text:style-name="P4">av = foreach cl generate group, AVG(T.Fare)</text:p>
      <text:p text:style-name="P4"/>
      <text:p text:style-name="P4">DUMP av;</text:p>
      <text:p text:style-name="P4">(1,84.15468752825701)</text:p>
      <text:p text:style-name="P4">(2,20.66218318109927)</text:p>
      <text:p text:style-name="P4">(3,13.675550210257411)</text:p>
      <text:p text:style-name="P4"></text:p>
      <text:p text:style-name="P4"/>
      <text:p text:style-name="P2"><text:span text:style-name="T1">2.In this problem statement we will find </text:span>the number of people alive in each class and are embarked in Southampton.</text:p>
      <text:p text:style-name="P4"/>
      <text:p text:style-name="P4">al = filter T by survived == '1' AND Embarked == 'S';</text:p>
      <text:p text:style-name="P4"></text:p>
      <text:p text:style-name="P4">cl = group al by (Pclass,survived);</text:p>
      <text:p text:style-name="P4"></text:p>
      <text:p text:style-name="P4">alive = foreach cl generate group.Pclass, COUNT(al.survived);</text:p>
      <text:p text:style-name="P4"/>
      <text:p text:style-name="P4">DUMP alive</text:p>
      <text:p text:style-name="P4">(1,74)</text:p>
      <text:p text:style-name="P4">(2,76)</text:p>
      <text:p text:style-name="P4">(3,67)</text:p>
      <text:p text:style-name="P4"/>
      <text:p text:style-name="P2"><text:span text:style-name="T1">3.In this problem statement we will find out number of male and </text:span>female people died in each class.</text:p>
      <text:p text:style-name="P4"/>
      <text:p text:style-name="P4">de = filter T by survived == '0';</text:p>
      <text:p text:style-name="P4"/>
      <text:p text:style-name="P4">mf = group de by (Pclass,Sex);<text:span text:style-name="T5">(output will be like(1,male),77)</text:span></text:p>
      <text:p text:style-name="P4"/>
      <text:p text:style-name="P4">dead = foreach mf generate group, COUNT(de.survived);</text:p>
      <text:p text:style-name="P5"/>
      <text:p text:style-name="P5">DUMP <text:span text:style-name="T6">dead</text:span></text:p>
      <text:p text:style-name="P5"/>
      <text:p text:style-name="P6">((1,male),77)</text:p>
      <text:p text:style-name="P6">((1,female),3)</text:p>
      <text:p text:style-name="P6">((2,male),91)</text:p>
      <text:p text:style-name="P6">((2,female),6)</text:p>
      <text:p text:style-name="P6">((3,male),300)</text:p>
      <text:p text:style-name="P6">((3,female),72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20:45:17.579016810</meta:creation-date>
    <dc:date>2016-09-24T21:04:58.867694386</dc:date>
    <meta:editing-duration>PT3M4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145" meta:character-count="1126" meta:non-whitespace-character-count="988"/>
  </office:meta>
</office:document-meta>
</file>